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Electron" svg:font-family="Electron"/>
    <style:font-face style:name="Electron2" svg:font-family="Electron" style:font-adornments="Bold"/>
    <style:font-face style:name="Tahoma1" svg:font-family="Tahoma"/>
    <style:font-face style:name="ヒラギノ角ゴ Pro W3" svg:font-family="'ヒラギノ角ゴ Pro W3'" style:font-family-generic="roman"/>
    <style:font-face style:name="Courier New" svg:font-family="'Courier New'" style:font-family-generic="modern" style:font-pitch="fixed"/>
    <style:font-face style:name="Electron1" svg:font-family="Electron" style:font-pitch="variable"/>
    <style:font-face style:name="Modern" svg:font-family="Modern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326in" style:rel-column-width="2783*"/>
    </style:style>
    <style:style style:name="Table1.B" style:family="table-column">
      <style:table-column-properties style:column-width="4.9924in" style:rel-column-width="718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9326in" style:rel-column-width="2783*"/>
    </style:style>
    <style:style style:name="Table2.B" style:family="table-column">
      <style:table-column-properties style:column-width="4.9924in" style:rel-column-width="7189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9326in" style:rel-column-width="2783*"/>
    </style:style>
    <style:style style:name="Table3.B" style:family="table-column">
      <style:table-column-properties style:column-width="4.9924in" style:rel-column-width="7189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9326in" style:rel-column-width="2783*"/>
    </style:style>
    <style:style style:name="Table4.B" style:family="table-column">
      <style:table-column-properties style:column-width="4.9924in" style:rel-column-width="7189*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9326in" style:rel-column-width="2783*"/>
    </style:style>
    <style:style style:name="Table5.B" style:family="table-column">
      <style:table-column-properties style:column-width="4.9924in" style:rel-column-width="7189*"/>
    </style:style>
    <style:style style:name="Table5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style:vertical-align="middle" fo:padding="0.0382in" fo:border="0.0007in solid #000000"/>
    </style:style>
    <style:style style:name="Table5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5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9326in" style:rel-column-width="2783*"/>
    </style:style>
    <style:style style:name="Table6.B" style:family="table-column">
      <style:table-column-properties style:column-width="4.9924in" style:rel-column-width="7189*"/>
    </style:style>
    <style:style style:name="Table6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style:vertical-align="middle" fo:padding="0.0382in" fo:border="0.0007in solid #000000"/>
    </style:style>
    <style:style style:name="Table6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6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9326in" style:rel-column-width="2783*"/>
    </style:style>
    <style:style style:name="Table7.B" style:family="table-column">
      <style:table-column-properties style:column-width="4.9924in" style:rel-column-width="7189*"/>
    </style:style>
    <style:style style:name="Table7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style:vertical-align="middle" fo:padding="0.0382in" fo:border="0.0007in solid #000000"/>
    </style:style>
    <style:style style:name="Table7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7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9326in" style:rel-column-width="2783*"/>
    </style:style>
    <style:style style:name="Table8.B" style:family="table-column">
      <style:table-column-properties style:column-width="4.9924in" style:rel-column-width="7189*"/>
    </style:style>
    <style:style style:name="Table8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style:vertical-align="middle" fo:padding="0.0382in" fo:border="0.0007in solid #000000"/>
    </style:style>
    <style:style style:name="Table8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8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9326in" style:rel-column-width="2783*"/>
    </style:style>
    <style:style style:name="Table9.B" style:family="table-column">
      <style:table-column-properties style:column-width="4.9924in" style:rel-column-width="7189*"/>
    </style:style>
    <style:style style:name="Table9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style:vertical-align="middle" fo:padding="0.0382in" fo:border="0.0007in solid #000000"/>
    </style:style>
    <style:style style:name="Table9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9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9326in" style:rel-column-width="2783*"/>
    </style:style>
    <style:style style:name="Table10.B" style:family="table-column">
      <style:table-column-properties style:column-width="4.9924in" style:rel-column-width="7189*"/>
    </style:style>
    <style:style style:name="Table10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style:vertical-align="middle" fo:padding="0.0382in" fo:border="0.0007in solid #000000"/>
    </style:style>
    <style:style style:name="Table10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0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9326in" style:rel-column-width="2783*"/>
    </style:style>
    <style:style style:name="Table11.B" style:family="table-column">
      <style:table-column-properties style:column-width="4.9924in" style:rel-column-width="7189*"/>
    </style:style>
    <style:style style:name="Table1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style:vertical-align="middle" fo:padding="0.0382in" fo:border="0.0007in solid #000000"/>
    </style:style>
    <style:style style:name="Table1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1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9326in" style:rel-column-width="2783*"/>
    </style:style>
    <style:style style:name="Table12.B" style:family="table-column">
      <style:table-column-properties style:column-width="4.9924in" style:rel-column-width="7189*"/>
    </style:style>
    <style:style style:name="Table1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style:vertical-align="middle" fo:padding="0.0382in" fo:border="0.0007in solid #000000"/>
    </style:style>
    <style:style style:name="Table1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2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Electro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00%"/>
      <style:text-properties style:font-name="Electron" fo:font-size="12pt" fo:font-weight="bold" style:font-name-asian="ヒラギノ角ゴ Pro W3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>
      <style:paragraph-properties fo:text-align="center" style:justify-single-word="false" fo:hyphenation-ladder-count="no-limit"/>
      <style:text-properties style:font-name="Electron1" fo:font-size="12pt" fo:font-weight="normal" style:font-size-asian="12pt" style:font-weight-asian="normal" style:font-size-complex="12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/>
      <style:text-properties style:font-name="Electron1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Electron1"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Impact" fo:font-size="96pt" fo:font-weight="normal" style:font-size-asian="96pt" style:font-weight-asian="normal" style:font-size-complex="9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00%"/>
      <style:text-properties style:font-name="Courier New" fo:font-size="12pt" fo:font-weight="bold" style:font-name-asian="ヒラギノ角ゴ Pro W3" style:font-size-asian="12pt" style:font-weight-asian="bold" style:font-name-complex="Times New Roman" style:font-size-complex="12pt" style:font-weight-complex="bold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Electron" fo:font-size="12pt" fo:language="en" fo:country="US" style:font-size-asian="12pt" style:font-size-complex="12pt"/>
    </style:style>
    <style:style style:name="P11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Electron" fo:font-size="12pt" fo:language="en" fo:country="US" fo:font-weight="bold" style:font-size-asian="12pt" style:font-weight-asian="bold" style:font-size-complex="12pt"/>
    </style:style>
    <style:style style:name="P12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Electron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Electron"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Electron" fo:font-size="12pt" style:font-size-asian="12pt" style:font-size-complex="12pt"/>
    </style:style>
    <style:style style:name="P15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Electron" fo:font-size="10pt" fo:language="en" fo:country="US" style:font-size-asian="10pt" style:font-size-complex="10pt"/>
    </style:style>
    <style:style style:name="P16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Electron" fo:font-size="16pt" fo:language="en" fo:country="US" fo:font-weight="bold" style:font-size-asian="16pt" style:font-weight-asian="bold" style:font-size-complex="16pt" style:font-weight-complex="bold"/>
    </style:style>
    <style:style style:name="P17" style:family="paragraph" style:parent-style-name="Free_20_Form_20_A">
      <style:paragraph-properties>
        <style:tab-stops>
          <style:tab-stop style:position="0.389in"/>
        </style:tab-stops>
      </style:paragraph-properties>
      <style:text-properties style:font-name="Electron" fo:font-size="16pt" fo:language="en" fo:country="US" fo:font-weight="bold" style:font-size-asian="16pt" style:font-weight-asian="bold" style:font-size-complex="16pt"/>
    </style:style>
    <style:style style:name="P18" style:family="paragraph" style:parent-style-name="Body_20_A_20_A">
      <style:paragraph-properties fo:hyphenation-ladder-count="no-limit"/>
      <style:text-properties style:font-name="Electron"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P19" style:family="paragraph" style:parent-style-name="Body_20_A_20_A">
      <style:paragraph-properties fo:hyphenation-ladder-count="no-limit"/>
      <style:text-properties style:font-name="Electron" fo:font-size="14pt" fo:font-weight="bold" style:font-size-asian="14pt" style:font-weight-asian="bold" style:font-size-complex="14pt" fo:hyphenate="true" fo:hyphenation-remain-char-count="2" fo:hyphenation-push-char-count="2"/>
    </style:style>
    <style:style style:name="P20" style:family="paragraph" style:parent-style-name="Body_20_A_20_A">
      <style:text-properties style:font-name="Electron" fo:font-size="16pt" fo:font-weight="bold" style:font-size-asian="16pt" style:font-weight-asian="bold" style:font-size-complex="16pt"/>
    </style:style>
    <style:style style:name="P21" style:family="paragraph" style:parent-style-name="Body_20_A_20_A">
      <style:paragraph-properties fo:hyphenation-ladder-count="no-limit"/>
      <style:text-properties style:font-name="Electron" fo:font-size="16pt" fo:font-weight="bold" style:font-size-asian="16pt" style:font-weight-asian="bold" style:font-size-complex="16pt" fo:hyphenate="true" fo:hyphenation-remain-char-count="2" fo:hyphenation-push-char-count="2"/>
    </style:style>
    <style:style style:name="P22" style:family="paragraph" style:parent-style-name="Body_20_A_20_A">
      <style:paragraph-properties fo:hyphenation-ladder-count="no-limit"/>
      <style:text-properties style:font-name="Electron" fo:font-size="16pt" fo:font-weight="bold" style:font-size-asian="16pt" style:font-weight-asian="bold" style:font-size-complex="16pt" style:font-weight-complex="bold" fo:hyphenate="true" fo:hyphenation-remain-char-count="2" fo:hyphenation-push-char-count="2"/>
    </style:style>
    <style:style style:name="P23" style:family="paragraph" style:parent-style-name="Body_20_A_20_A">
      <style:paragraph-properties fo:hyphenation-ladder-count="no-limit"/>
      <style:text-properties style:font-name="Electron" fo:font-size="12pt" fo:font-weight="normal" style:font-size-asian="12pt" style:font-weight-asian="normal" style:font-size-complex="12pt" style:font-weight-complex="normal" fo:hyphenate="true" fo:hyphenation-remain-char-count="2" fo:hyphenation-push-char-count="2"/>
    </style:style>
    <style:style style:name="P24" style:family="paragraph" style:parent-style-name="Body_20_A_20_A">
      <style:paragraph-properties fo:line-height="100%"/>
      <style:text-properties style:font-name="Electro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Body_20_A_20_A">
      <style:paragraph-properties fo:text-align="justify" style:justify-single-word="false" fo:hyphenation-ladder-count="no-limit"/>
      <style:text-properties style:font-name="Electron" fo:font-size="12pt" fo:font-weight="normal" style:font-size-asian="12pt" style:font-weight-asian="normal" style:font-size-complex="12pt" style:font-weight-complex="normal" fo:hyphenate="true" fo:hyphenation-remain-char-count="2" fo:hyphenation-push-char-count="2"/>
    </style:style>
    <style:style style:name="P26" style:family="paragraph" style:parent-style-name="Body_20_A_20_A">
      <style:text-properties style:font-name="Electron" fo:font-size="12pt" fo:font-weight="bold" style:font-size-asian="12pt" style:font-weight-asian="bold" style:font-size-complex="12pt"/>
    </style:style>
    <style:style style:name="P27" style:family="paragraph" style:parent-style-name="Body_20_A_20_A">
      <style:paragraph-properties fo:hyphenation-ladder-count="no-limit"/>
      <style:text-properties style:font-name="Electron" fo:font-size="12pt" fo:font-weight="bold" style:font-size-asian="12pt" style:font-weight-asian="bold" style:font-size-complex="12pt" style:font-weight-complex="bold" fo:hyphenate="true" fo:hyphenation-remain-char-count="2" fo:hyphenation-push-char-count="2"/>
    </style:style>
    <style:style style:name="P28" style:family="paragraph" style:parent-style-name="Body_20_A_20_A">
      <style:paragraph-properties fo:line-height="100%"/>
      <style:text-properties style:font-name="Electron" fo:font-size="12pt" fo:font-weight="bold" style:font-size-asian="12pt" style:font-weight-asian="bold" style:font-size-complex="12pt" style:font-weight-complex="bold"/>
    </style:style>
    <style:style style:name="P29" style:family="paragraph" style:parent-style-name="Body_20_A_20_A">
      <style:paragraph-properties fo:hyphenation-ladder-count="no-limit"/>
      <style:text-properties style:font-name="Electron" fo:font-size="12pt" fo:font-weight="bold" style:font-size-asian="12pt" style:font-weight-asian="bold" style:font-size-complex="12pt" fo:hyphenate="true" fo:hyphenation-remain-char-count="2" fo:hyphenation-push-char-count="2"/>
    </style:style>
    <style:style style:name="P30" style:family="paragraph" style:parent-style-name="Body_20_A_20_A">
      <style:paragraph-properties fo:line-height="100%"/>
      <style:text-properties style:font-name="Electron" fo:font-size="12pt" fo:font-weight="bold" style:font-size-asian="12pt" style:font-weight-asian="bold" style:font-size-complex="12pt"/>
    </style:style>
    <style:style style:name="P31" style:family="paragraph" style:parent-style-name="Body_20_A_20_A">
      <style:text-properties style:font-name="Electron" fo:font-size="12pt" style:font-size-asian="12pt" style:font-size-complex="12pt"/>
    </style:style>
    <style:style style:name="P32" style:family="paragraph" style:parent-style-name="Body_20_A_20_A">
      <style:paragraph-properties fo:hyphenation-ladder-count="no-limit"/>
      <style:text-properties style:font-name="Electron" fo:font-size="12pt" style:font-size-asian="12pt" style:font-size-complex="12pt" fo:hyphenate="true" fo:hyphenation-remain-char-count="2" fo:hyphenation-push-char-count="2"/>
    </style:style>
    <style:style style:name="P33" style:family="paragraph" style:parent-style-name="Body_20_A_20_A">
      <style:paragraph-properties fo:line-height="100%"/>
      <style:text-properties style:font-name="Electron" fo:font-size="12pt" style:font-size-asian="12pt" style:font-size-complex="12pt"/>
    </style:style>
    <style:style style:name="P34" style:family="paragraph" style:parent-style-name="Body_20_A_20_A">
      <style:paragraph-properties fo:line-height="100%"/>
      <style:text-properties style:font-name="Courier New" fo:font-size="12pt" fo:font-weight="bold" style:font-name-asian="ヒラギノ角ゴ Pro W3" style:font-size-asian="12pt" style:font-weight-asian="bold" style:font-name-complex="Times New Roman" style:font-size-complex="12pt" style:font-weight-complex="bold"/>
    </style:style>
    <style:style style:name="P35" style:family="paragraph" style:parent-style-name="Body_20_A_20_A">
      <style:paragraph-properties fo:hyphenation-ladder-count="no-limit" fo:break-before="page"/>
      <style:text-properties style:font-name="Times New Roman" fo:font-size="14pt" fo:font-weight="bold" style:font-size-asian="14pt" style:font-weight-asian="bold" fo:hyphenate="true" fo:hyphenation-remain-char-count="2" fo:hyphenation-push-char-count="2"/>
    </style:style>
    <style:style style:name="P3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7" style:family="paragraph" style:parent-style-name="Table_20_Contents">
      <style:paragraph-properties fo:text-align="end" style:justify-single-word="false"/>
      <style:text-properties style:font-name="Electron" fo:font-size="12pt" fo:font-weight="bold" style:font-name-asian="ヒラギノ角ゴ Pro W3" style:font-size-asian="12pt" style:font-weight-asian="bold" style:font-name-complex="Times New Roman" style:font-size-complex="12pt" style:font-weight-complex="bold"/>
    </style:style>
    <style:style style:name="P38" style:family="paragraph" style:parent-style-name="Table_20_Contents">
      <style:text-properties style:font-name="Courier New1" fo:font-size="12pt" style:font-name-asian="ヒラギノ角ゴ Pro W3" style:font-size-asian="12pt" style:font-name-complex="Times New Roman" style:font-size-complex="12pt"/>
    </style:style>
    <style:style style:name="P39" style:family="paragraph" style:parent-style-name="Table_20_Contents">
      <style:text-properties style:font-name="Courier New1" fo:font-size="12pt" fo:language="en" fo:country="US" style:font-name-asian="ヒラギノ角ゴ Pro W3" style:font-size-asian="12pt" style:font-name-complex="Times New Roman" style:font-size-complex="12pt"/>
    </style:style>
    <style:style style:name="P4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1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none"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font-name="Electron" fo:language="en" fo:country="none" fo:font-weight="normal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style:font-weight-complex="normal"/>
    </style:style>
    <style:style style:name="T10" style:family="text">
      <style:text-properties style:font-name="Courier New"/>
    </style:style>
    <style:style style:name="T11" style:family="text">
      <style:text-properties style:font-name="Courier New" fo:language="en" fo:country="none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JAROS </text:p>
      <text:p text:style-name="P5">Programmer's Manua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Group 3</text:p>
      <text:p text:style-name="P3"><text:span text:style-name="T9">Jonroy Canady | Adam Trainer | Robert Wayland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9">Overview<text:tab/>5</text:p>
          <text:p text:style-name="P9">Analysis<text:tab/>6</text:p>
          <text:p text:style-name="P9">Execution<text:tab/>6</text:p>
          <text:p text:style-name="P9">File Contents for COMHAN.C<text:tab/>6</text:p>
          <text:p text:style-name="P36">Functions<text:tab/>6</text:p>
          <text:p text:style-name="P40">main<text:tab/>6</text:p>
          <text:p text:style-name="P40">comhan<text:tab/>7</text:p>
          <text:p text:style-name="P40">disp_dir<text:tab/>7</text:p>
          <text:p text:style-name="P40">terminate_mpx<text:tab/>7</text:p>
          <text:p text:style-name="P40">get_Version<text:tab/>7</text:p>
          <text:p text:style-name="P40">trim<text:tab/>7</text:p>
          <text:p text:style-name="P40">help<text:tab/>7</text:p>
          <text:p text:style-name="P40">date<text:tab/>7</text:p>
          <text:p text:style-name="P40">valid_date<text:tab/>7</text:p>
          <text:p text:style-name="P40">init_r1<text:tab/>7</text:p>
          <text:p text:style-name="P40">cleanup_r1<text:tab/>7</text:p>
          <text:p text:style-name="P40">toLowerCase<text:tab/>7</text:p>
          <text:p text:style-name="P40">err_hand<text:tab/>7</text:p>
          <text:p text:style-name="P9">File Contents for MPX_SUPT.C &amp; MPX_SUPT.H<text:tab/>8</text:p>
          <text:p text:style-name="P36">Functions<text:tab/>8</text:p>
          <text:p text:style-name="P40">sys_init<text:tab/>8</text:p>
          <text:p text:style-name="P40">sys_exit<text:tab/>9</text:p>
          <text:p text:style-name="P40">sys_set_vec<text:tab/>9</text:p>
          <text:p text:style-name="P40">sys_req<text:tab/>9</text:p>
          <text:p text:style-name="P40">sys_alloc_mem<text:tab/>9</text:p>
          <text:p text:style-name="P40">sys_free_mem<text:tab/>9</text:p>
          <text:p text:style-name="P40">sys_get_date<text:tab/>9</text:p>
          <text:p text:style-name="P40">sys_set_date<text:tab/>9</text:p>
          <text:p text:style-name="P40">sys_open_dir<text:tab/>9</text:p>
          <text:p text:style-name="P40">sys_get_entry<text:tab/>9</text:p>
          <text:p text:style-name="P40">sys_close_dir<text:tab/>9</text:p>
          <text:p text:style-name="P40">sys_check_program<text:tab/>9</text:p>
          <text:p text:style-name="P40">sys_load_program<text:tab/>9</text:p>
          <text:p text:style-name="P36">Data Structures<text:tab/>9</text:p>
          <text:p text:style-name="P40">params<text:tab/>9</text:p>
          <text:p text:style-name="P40">date_rec<text:tab/>10</text:p>
          <text:p text:style-name="P9">Function Summary<text:tab/>10</text:p>
          <text:p text:style-name="P36">int date()<text:tab/>10</text:p>
          <text:p text:style-name="P40">Procedure Name:<text:tab/>10</text:p>
          <text:p text:style-name="P40">Parameters:<text:tab/>10</text:p>
          <text:p text:style-name="P40">Return<text:tab/>10</text:p>
          <text:p text:style-name="P40">Procedures Called:<text:tab/>10</text:p>
          <text:p text:style-name="P40">Globals Used:<text:tab/>10</text:p>
          <text:p text:style-name="P40">Description/Purpose:<text:tab/>10</text:p>
          <text:p text:style-name="P36">int help()<text:tab/>10</text:p>
          <text:p text:style-name="P40">Procedure Name:<text:tab/>10</text:p>
          <text:p text:style-name="P40">Parameters:<text:tab/>10</text:p>
          <text:p text:style-name="P40"><text:soft-page-break/>Return<text:tab/>10</text:p>
          <text:p text:style-name="P40">Procedures Called:<text:tab/>10</text:p>
          <text:p text:style-name="P40">Globals Used:<text:tab/>10</text:p>
          <text:p text:style-name="P40">Description/Purpose:<text:tab/>10</text:p>
          <text:p text:style-name="P36">int valid_date(int, int, int)<text:tab/>10</text:p>
          <text:p text:style-name="P40">Procedure Name:<text:tab/>10</text:p>
          <text:p text:style-name="P40">Parameters<text:tab/>10</text:p>
          <text:p text:style-name="P40">Return<text:tab/>10</text:p>
          <text:p text:style-name="P40">Procedures Called:<text:tab/>11</text:p>
          <text:p text:style-name="P40">Globals Used:<text:tab/>11</text:p>
          <text:p text:style-name="P40">Description/Purpose:<text:tab/>11</text:p>
          <text:p text:style-name="P36">int init_r1(void)<text:tab/>11</text:p>
          <text:p text:style-name="P40">Procedure Name:<text:tab/>11</text:p>
          <text:p text:style-name="P40">Parameters:<text:tab/>11</text:p>
          <text:p text:style-name="P40">Return<text:tab/>11</text:p>
          <text:p text:style-name="P40">Procedures Called:<text:tab/>11</text:p>
          <text:p text:style-name="P40">Globals Used:<text:tab/>11</text:p>
          <text:p text:style-name="P40">Description/Purpose:<text:tab/>11</text:p>
          <text:p text:style-name="P36">int cleanup_r1(void)<text:tab/>11</text:p>
          <text:p text:style-name="P40">Procedure Name:<text:tab/>11</text:p>
          <text:p text:style-name="P40">Parameters<text:tab/>11</text:p>
          <text:p text:style-name="P40">Return:<text:tab/>11</text:p>
          <text:p text:style-name="P40">Procedures Called:<text:tab/>11</text:p>
          <text:p text:style-name="P40">Globals Used:<text:tab/>11</text:p>
          <text:p text:style-name="P40">Description/Purpose:<text:tab/>11</text:p>
          <text:p text:style-name="P36">void toLowerCase(char [])<text:tab/>11</text:p>
          <text:p text:style-name="P40">Procedure Name:<text:tab/>11</text:p>
          <text:p text:style-name="P40">Parameters:<text:tab/>11</text:p>
          <text:p text:style-name="P40">Return<text:tab/>11</text:p>
          <text:p text:style-name="P40">Procedures Called:<text:tab/>11</text:p>
          <text:p text:style-name="P40">Globals Used:<text:tab/>11</text:p>
          <text:p text:style-name="P40">Description/Purpose:<text:tab/>11</text:p>
          <text:p text:style-name="P36">void err_hand(int)<text:tab/>11</text:p>
          <text:p text:style-name="P40">Procedure Name:<text:tab/>12</text:p>
          <text:p text:style-name="P40">Parameters:<text:tab/>12</text:p>
          <text:p text:style-name="P40">Return:<text:tab/>12</text:p>
          <text:p text:style-name="P40">Procedures Called:<text:tab/>12</text:p>
          <text:p text:style-name="P40">Globals Used:<text:tab/>12</text:p>
          <text:p text:style-name="P40">Description/Purpose:<text:tab/>12</text:p>
          <text:p text:style-name="P36">int comhan()<text:tab/>12</text:p>
          <text:p text:style-name="P40">Procedure Name:<text:tab/>12</text:p>
          <text:p text:style-name="P40">Parameters<text:tab/>12</text:p>
          <text:p text:style-name="P40">Return<text:tab/>12</text:p>
          <text:p text:style-name="P40">Procedures Called:<text:tab/>12</text:p>
          <text:p text:style-name="P40">Globals Used:<text:tab/>12</text:p>
          <text:p text:style-name="P40">Description/Purpose:<text:tab/>12</text:p>
          <text:p text:style-name="P36">int disp_dir()<text:tab/>12</text:p>
          <text:p text:style-name="P40">Procedure Name:<text:tab/>12</text:p>
          <text:p text:style-name="P40">Parameters:<text:tab/>12</text:p>
          <text:p text:style-name="P40"><text:soft-page-break/>Return:<text:tab/>12</text:p>
          <text:p text:style-name="P40">Procedures Called:<text:tab/>12</text:p>
          <text:p text:style-name="P40">Globals Used:<text:tab/>12</text:p>
          <text:p text:style-name="P40">Description/Purpose:<text:tab/>12</text:p>
          <text:p text:style-name="P36">void terminate_mpx()<text:tab/>12</text:p>
          <text:p text:style-name="P40">Procedure Name:<text:tab/>13</text:p>
          <text:p text:style-name="P40">Parameters:<text:tab/>13</text:p>
          <text:p text:style-name="P40">Return<text:tab/>13</text:p>
          <text:p text:style-name="P40">Procedures Called:<text:tab/>13</text:p>
          <text:p text:style-name="P40">Globals Used:<text:tab/>13</text:p>
          <text:p text:style-name="P40">Description/Purpose:<text:tab/>13</text:p>
          <text:p text:style-name="P36">void get_Version()<text:tab/>13</text:p>
          <text:p text:style-name="P40">Procedure Name:<text:tab/>13</text:p>
          <text:p text:style-name="P40">Parameters:<text:tab/>13</text:p>
          <text:p text:style-name="P40">Return:<text:tab/>13</text:p>
          <text:p text:style-name="P40">Procedures Called:<text:tab/>13</text:p>
          <text:p text:style-name="P40">Globals Used:<text:tab/>13</text:p>
          <text:p text:style-name="P40">Description/Purpose:<text:tab/>13</text:p>
          <text:p text:style-name="P36">void trim(char ary[BIGBUFF])<text:tab/>13</text:p>
          <text:p text:style-name="P40">Procedure Name:<text:tab/>13</text:p>
          <text:p text:style-name="P40">Parameters<text:tab/>13</text:p>
          <text:p text:style-name="P40">Return:<text:tab/>13</text:p>
          <text:p text:style-name="P40">Return<text:tab/>13</text:p>
          <text:p text:style-name="P40">Procedures Called:<text:tab/>13</text:p>
          <text:p text:style-name="P40">Globals Used:<text:tab/>13</text:p>
          <text:p text:style-name="P40">Description/Purpose:<text:tab/>13</text:p>
          <text:p text:style-name="P9">Data Structures<text:tab/>13</text:p>
          <text:p text:style-name="P36">params<text:tab/>13</text:p>
          <text:p text:style-name="P40">Attributes<text:tab/>14</text:p>
          <text:p text:style-name="P42">int op_code<text:tab/>14</text:p>
          <text:p text:style-name="P42">int device_id<text:tab/>14</text:p>
          <text:p text:style-name="P42">char *buf_p<text:tab/>14</text:p>
          <text:p text:style-name="P42">int <text:s/>*count_p<text:tab/>14</text:p>
          <text:p text:style-name="P36">DATE_REC<text:tab/>14</text:p>
          <text:p text:style-name="P40">Attributes<text:tab/>14</text:p>
          <text:p text:style-name="P42">int month<text:tab/>14</text:p>
          <text:p text:style-name="P42">int day<text:tab/>15</text:p>
          <text:p text:style-name="P42">int year<text:tab/>15</text:p>
          <text:p text:style-name="P9">Global Variables<text:tab/>15</text:p>
          <text:p text:style-name="P36">int err = 0;<text:tab/>15</text:p>
          <text:p text:style-name="P36">char * fcns[7] = {"date\0","help\0","ver\0","dir\0","quit\0","list\0",NULL};<text:tab/>15</text:p>
          <text:p text:style-name="P36">char wd[BIGBUFF*2] = {0};<text:tab/>15</text:p>
          <text:p text:style-name="P9">Cross References<text:tab/>15</text:p>
        </text:index-body>
      </text:table-of-content>
      <text:p text:style-name="P29"/>
      <text:p text:style-name="P29"/>
      <text:p text:style-name="P29"/>
      <text:p text:style-name="P29"/>
      <text:p text:style-name="P29"/>
      <text:p text:style-name="P29"/>
      <text:p text:style-name="P21"><text:soft-page-break/><text:toc-mark-start text:id="IMark107922592" text:outline-level="1"/>Overview<text:toc-mark-end text:id="IMark107922592"/></text:p>
      <text:p text:style-name="P25"><text:tab/><text:alphabetical-index-mark-start text:id="IMark107922592"/>JAROS<text:alphabetical-index-mark-end text:id="IMark107922592"/> is an <text:alphabetical-index-mark-start text:id="IMark95308540"/>MPX<text:alphabetical-index-mark-end text:id="IMark95308540"/> system that provides basic <text:alphabetical-index-mark-start text:id="IMark95308060"/>command line<text:alphabetical-index-mark-end text:id="IMark95308060"/> functionality via the command handler. <text:s/>After opening with a welcome message, JAROS prompts the user for input, which it then analyzes and executes if possible, and displays any resultant information. <text:s/>Until the quit function is called, this cycle repeats endlessly. <text:s/></text:p>
      <text:p text:style-name="P23"><text:tab/></text:p>
      <text:p text:style-name="P22"><text:toc-mark-start text:id="IMark95308060" text:outline-level="1"/>Analysis<text:toc-mark-end text:id="IMark95308060"/></text:p>
      <text:p text:style-name="P25"><text:tab/>After receiving keyboard input from the user, the command is trimmed of spaces and newlines and made all lowercase. <text:s/>It's then compared to an array of valid command names to look for a match. <text:s/>If no match is found, an invalid command error is printed. <text:s/>However, if a match is found, then the execution stage begins.</text:p>
      <text:p text:style-name="P23"/>
      <text:p text:style-name="P22"><text:toc-mark-start text:id="IMark95308060" text:outline-level="1"/>Execution<text:toc-mark-end text:id="IMark95308060"/></text:p>
      <text:p text:style-name="P25"><text:tab/>Once the matching function is determined, that function is called. <text:s/>It carries out its implementation, printing any valid data. <text:s/>After its execution, it returns an error value which is interpreted by an error handler, so that an appropriate error message is displayed if necessary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1"><text:soft-page-break/><text:toc-mark-start text:id="IMark95308060" text:outline-level="1"/>File Contents for COMHAN.C<text:toc-mark-end text:id="IMark95308060"/></text:p>
      <text:p text:style-name="P29"/>
      <text:p text:style-name="P19"><text:toc-mark-start text:id="IMark95308060" text:outline-level="2"/>Functions<text:toc-mark-end text:id="IMark95308060"/></text:p>
      <text:p text:style-name="P19"/>
      <text:p text:style-name="P27"><text:alphabetical-index-mark-start text:id="IMark95308060"/><text:toc-mark-start text:id="IMark95308540" text:outline-level="3"/>main<text:toc-mark-end text:id="IMark95308540"/><text:alphabetical-index-mark-end text:id="IMark95308060"/></text:p>
      <text:p text:style-name="P23"><text:tab/><text:span text:style-name="T6">This function calls the initialization functions and comhan.</text:span></text:p>
      <text:p text:style-name="P23"><text:span text:style-name="T6"/></text:p>
      <text:p text:style-name="P27"><text:toc-mark-start text:id="IMark95308060" text:outline-level="3"/><text:alphabetical-index-mark-start text:id="IMark95308540"/>comhan<text:alphabetical-index-mark-end text:id="IMark95308540"/><text:toc-mark-end text:id="IMark95308060"/></text:p>
      <text:p text:style-name="P23"><text:tab/><text:span text:style-name="T6">This function receives, analyzes, and executes commands.</text:span><text:tab/></text:p>
      <text:p text:style-name="P23"/>
      <text:p text:style-name="P27"><text:toc-mark-start text:id="IMark95308060" text:outline-level="3"/><text:alphabetical-index-mark-start text:id="IMark95308540"/>disp_dir<text:alphabetical-index-mark-end text:id="IMark95308540"/><text:toc-mark-end text:id="IMark95308060"/></text:p>
      <text:p text:style-name="P23"><text:tab/><text:span text:style-name="T6">This function shows the name and file size for each .mpx file within the proper directory.</text:span></text:p>
      <text:p text:style-name="P23"><text:span text:style-name="T6"/></text:p>
      <text:p text:style-name="P27"><text:toc-mark-start text:id="IMark95308060" text:outline-level="3"/><text:alphabetical-index-mark-start text:id="IMark95308540"/>terminate_mpx<text:alphabetical-index-mark-end text:id="IMark95308540"/><text:toc-mark-end text:id="IMark95308060"/></text:p>
      <text:p text:style-name="P23"><text:tab/><text:span text:style-name="T6">This function exits the MPX system.</text:span></text:p>
      <text:p text:style-name="P23"><text:span text:style-name="T6"/><text:alphabetical-index-mark-end text:id="IMark95308060"/><text:alphabetical-index-mark-start text:id="IMark95308060"/></text:p>
      <text:p text:style-name="P27"><text:toc-mark-start text:id="IMark95308060" text:outline-level="3"/>get_Version<text:toc-mark-end text:id="IMark95308060"/></text:p>
      <text:p text:style-name="P23"><text:tab/><text:span text:style-name="T6">This function displays the currect MPX version.</text:span></text:p>
      <text:p text:style-name="P23"><text:span text:style-name="T6"/></text:p>
      <text:p text:style-name="P27"><text:alphabetical-index-mark-start text:id="IMark95308060"/><text:toc-mark-start text:id="IMark95308540" text:outline-level="3"/>trim<text:toc-mark-end text:id="IMark95308540"/><text:alphabetical-index-mark-end text:id="IMark95308060"/></text:p>
      <text:p text:style-name="P23"><text:tab/><text:span text:style-name="T6">This function removes all white space and newlines from a string.</text:span></text:p>
      <text:p text:style-name="P23"><text:span text:style-name="T6"/></text:p>
      <text:p text:style-name="P27"><text:alphabetical-index-mark-start text:id="IMark95308060"/><text:toc-mark-start text:id="IMark95308540" text:outline-level="3"/>help<text:toc-mark-end text:id="IMark95308540"/><text:alphabetical-index-mark-end text:id="IMark95308060"/></text:p>
      <text:p text:style-name="P23"><text:tab/><text:span text:style-name="T6">This function displays the contents of the help file for the specified function.</text:span></text:p>
      <text:p text:style-name="P23"><text:span text:style-name="T6"/></text:p>
      <text:p text:style-name="P27"><text:alphabetical-index-mark-start text:id="IMark95308060"/><text:toc-mark-start text:id="IMark95308540" text:outline-level="3"/>date<text:toc-mark-end text:id="IMark95308540"/><text:alphabetical-index-mark-end text:id="IMark95308060"/></text:p>
      <text:p text:style-name="P23"><text:tab/><text:span text:style-name="T6">This function displays the current date and prompts the user to enter a new one.</text:span></text:p>
      <text:p text:style-name="P23"><text:span text:style-name="T6"/></text:p>
      <text:p text:style-name="P27"><text:alphabetical-index-mark-start text:id="IMark95308060"/><text:toc-mark-start text:id="IMark95308540" text:outline-level="3"/>valid_date<text:toc-mark-end text:id="IMark95308540"/><text:alphabetical-index-mark-end text:id="IMark95308060"/></text:p>
      <text:p text:style-name="P23"><text:tab/><text:span text:style-name="T6">This function determines whether the passed in date is valid.</text:span></text:p>
      <text:p text:style-name="P23"><text:span text:style-name="T6"/></text:p>
      <text:p text:style-name="P27"><text:toc-mark-start text:id="IMark95308060" text:outline-level="3"/><text:alphabetical-index-mark-start text:id="IMark95308540"/>init_r1<text:alphabetical-index-mark-end text:id="IMark95308540"/><text:toc-mark-end text:id="IMark95308060"/></text:p>
      <text:p text:style-name="P23"><text:tab/><text:span text:style-name="T6">This function initializes the global variables.</text:span></text:p>
      <text:p text:style-name="P23"><text:span text:style-name="T6"/></text:p>
      <text:p text:style-name="P27"><text:alphabetical-index-mark-start text:id="IMark95308060"/><text:toc-mark-start text:id="IMark95308540" text:outline-level="3"/>cleanup_r1<text:toc-mark-end text:id="IMark95308540"/><text:alphabetical-index-mark-end text:id="IMark95308060"/></text:p>
      <text:p text:style-name="P23"><text:tab/><text:span text:style-name="T6">This function handles freeing memory.</text:span></text:p>
      <text:p text:style-name="P27"><text:span text:style-name="T7"/></text:p>
      <text:p text:style-name="P27"><text:toc-mark-start text:id="IMark95308060" text:outline-level="3"/><text:alphabetical-index-mark-start text:id="IMark95308540"/>toLowerCase<text:alphabetical-index-mark-end text:id="IMark95308540"/><text:toc-mark-end text:id="IMark95308060"/></text:p>
      <text:p text:style-name="P23"><text:soft-page-break/><text:tab/><text:span text:style-name="T6">This function turns all uppercase letters in the passed in string into lowercase letters.</text:span></text:p>
      <text:p text:style-name="P23"><text:span text:style-name="T6"/></text:p>
      <text:p text:style-name="P27"><text:toc-mark-start text:id="IMark95308060" text:outline-level="3"/><text:alphabetical-index-mark-start text:id="IMark95308540"/>err_hand<text:alphabetical-index-mark-end text:id="IMark95308540"/><text:toc-mark-end text:id="IMark95308060"/></text:p>
      <text:p text:style-name="P29"><text:tab/><text:span text:style-name="T7">This function displays an error message based upon the error code passed in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1"><text:soft-page-break/><text:toc-mark-start text:id="IMark95308060" text:outline-level="1"/>File Contents for MPX_SUPT.C &amp; MPX_SUPT.H<text:toc-mark-end text:id="IMark95308060"/></text:p>
      <text:p text:style-name="P26"/>
      <text:p text:style-name="P19"><text:toc-mark-start text:id="IMark95308060" text:outline-level="2"/>Functions<text:toc-mark-end text:id="IMark95308060"/></text:p>
      <text:p text:style-name="P19"/>
      <text:p text:style-name="P27"><text:toc-mark-start text:id="IMark95308060" text:outline-level="3"/><text:alphabetical-index-mark-start text:id="IMark95308540"/>sys_init<text:alphabetical-index-mark-end text:id="IMark95308540"/><text:toc-mark-end text:id="IMark95308060"/></text:p>
      <text:p text:style-name="P32"><text:span text:style-name="T1"><text:tab/></text:span><text:span text:style-name="T7">This function in</text:span><text:span text:style-name="T6">itializes the MPX system.</text:span></text:p>
      <text:p text:style-name="P32"/>
      <text:p text:style-name="P27"><text:alphabetical-index-mark-start text:id="IMark95308060"/><text:toc-mark-start text:id="IMark95308540" text:outline-level="3"/>sys_exit<text:toc-mark-end text:id="IMark95308540"/><text:alphabetical-index-mark-end text:id="IMark95308060"/></text:p>
      <text:p text:style-name="P32"><text:span text:style-name="T1"><text:tab/></text:span><text:span text:style-name="T6">This function exits MPX, returning to the host OS.</text:span></text:p>
      <text:p text:style-name="P32"/>
      <text:p text:style-name="P27"><text:alphabetical-index-mark-start text:id="IMark95308060"/><text:toc-mark-start text:id="IMark95308540" text:outline-level="3"/>sys_set_vec<text:toc-mark-end text:id="IMark95308540"/><text:alphabetical-index-mark-end text:id="IMark95308060"/></text:p>
      <text:p text:style-name="P32"><text:tab/><text:span text:style-name="T6">This function sets a trap vector for system call handler.</text:span></text:p>
      <text:p text:style-name="P32"/>
      <text:p text:style-name="P27"><text:alphabetical-index-mark-start text:id="IMark95308060"/><text:toc-mark-start text:id="IMark95308540" text:outline-level="3"/>sys_req<text:toc-mark-end text:id="IMark95308540"/><text:alphabetical-index-mark-end text:id="IMark95308060"/></text:p>
      <text:p text:style-name="P32"><text:span text:style-name="T1"><text:tab/></text:span><text:span text:style-name="T7">This function requests </text:span><text:span text:style-name="T6">a system service, such as I/O from the terminal.</text:span></text:p>
      <text:p text:style-name="P32"/>
      <text:p text:style-name="P27"><text:toc-mark-start text:id="IMark95308060" text:outline-level="3"/><text:alphabetical-index-mark-start text:id="IMark95308540"/>sys_alloc_mem<text:alphabetical-index-mark-end text:id="IMark95308540"/><text:toc-mark-end text:id="IMark95308060"/></text:p>
      <text:p text:style-name="P32"><text:span text:style-name="T1"><text:tab/></text:span><text:span text:style-name="T7">This function allocates me</text:span><text:span text:style-name="T6">mory.</text:span></text:p>
      <text:p text:style-name="P32"/>
      <text:p text:style-name="P27"><text:toc-mark-start text:id="IMark95308060" text:outline-level="3"/><text:alphabetical-index-mark-start text:id="IMark95308540"/>sys_free_mem<text:alphabetical-index-mark-end text:id="IMark95308540"/><text:toc-mark-end text:id="IMark95308060"/></text:p>
      <text:p text:style-name="P32"><text:span text:style-name="T1"><text:tab/></text:span><text:span text:style-name="T7">This function d</text:span><text:span text:style-name="T6">e-allocates memory.</text:span></text:p>
      <text:p text:style-name="P32"/>
      <text:p text:style-name="P27"><text:toc-mark-start text:id="IMark95308060" text:outline-level="3"/><text:alphabetical-index-mark-start text:id="IMark95308540"/>sys_get_date<text:alphabetical-index-mark-end text:id="IMark95308540"/><text:toc-mark-end text:id="IMark95308060"/></text:p>
      <text:p text:style-name="P32"><text:span text:style-name="T1"><text:tab/></text:span><text:span text:style-name="T7">This function retriev</text:span><text:span text:style-name="T6">es the system date.</text:span></text:p>
      <text:p text:style-name="P32"/>
      <text:p text:style-name="P27"><text:alphabetical-index-mark-start text:id="IMark95308060"/><text:toc-mark-start text:id="IMark95308540" text:outline-level="3"/>sys_set_date<text:toc-mark-end text:id="IMark95308540"/><text:alphabetical-index-mark-end text:id="IMark95308060"/></text:p>
      <text:p text:style-name="P32"><text:span text:style-name="T1"><text:tab/></text:span><text:span text:style-name="T6">This function sets the system date.</text:span></text:p>
      <text:p text:style-name="P32"/>
      <text:p text:style-name="P27"><text:toc-mark-start text:id="IMark95308060" text:outline-level="3"/><text:alphabetical-index-mark-start text:id="IMark95308540"/>sys_open_dir<text:alphabetical-index-mark-end text:id="IMark95308540"/><text:toc-mark-end text:id="IMark95308060"/></text:p>
      <text:p text:style-name="P32"><text:span text:style-name="T1"><text:tab/></text:span><text:span text:style-name="T7">This function ope</text:span><text:span text:style-name="T6">ns a directory.</text:span></text:p>
      <text:p text:style-name="P32"/>
      <text:p text:style-name="P27"><text:alphabetical-index-mark-start text:id="IMark95308060"/><text:toc-mark-start text:id="IMark95308540" text:outline-level="3"/>sys_get_entry<text:toc-mark-end text:id="IMark95308540"/><text:alphabetical-index-mark-end text:id="IMark95308060"/></text:p>
      <text:p text:style-name="P32"><text:span text:style-name="T1"><text:tab/></text:span><text:span text:style-name="T7">This function re</text:span><text:span text:style-name="T6">trieves a directory entry.</text:span></text:p>
      <text:p text:style-name="P32"/>
      <text:p text:style-name="P27"><text:alphabetical-index-mark-start text:id="IMark95308060"/><text:toc-mark-start text:id="IMark95308540" text:outline-level="3"/>sys_close_dir<text:toc-mark-end text:id="IMark95308540"/><text:alphabetical-index-mark-end text:id="IMark95308060"/></text:p>
      <text:p text:style-name="P32"><text:span text:style-name="T1"><text:tab/></text:span><text:span text:style-name="T7">This function clos</text:span><text:span text:style-name="T6">es a directory.</text:span></text:p>
      <text:p text:style-name="P32"/>
      <text:p text:style-name="P27"><text:alphabetical-index-mark-start text:id="IMark95308060"/><text:toc-mark-start text:id="IMark95308540" text:outline-level="3"/>sys_check_program<text:toc-mark-end text:id="IMark95308540"/><text:alphabetical-index-mark-end text:id="IMark95308060"/></text:p>
      <text:p text:style-name="P32"><text:soft-page-break/><text:span text:style-name="T1"><text:tab/></text:span><text:span text:style-name="T7">This function checks and</text:span><text:span text:style-name="T6"> measures a program file.</text:span></text:p>
      <text:p text:style-name="P32"><text:alphabetical-index-mark-end text:id="IMark95308060"/><text:alphabetical-index-mark-start text:id="IMark95308060"/></text:p>
      <text:p text:style-name="P27"><text:toc-mark-start text:id="IMark95308060" text:outline-level="3"/>sys_load_program<text:toc-mark-end text:id="IMark95308060"/></text:p>
      <text:p text:style-name="P32"><text:span text:style-name="T1"><text:tab/></text:span><text:span text:style-name="T7">This function loa</text:span><text:span text:style-name="T6">ds an MPX program.</text:span></text:p>
      <text:p text:style-name="P29"/>
      <text:p text:style-name="P21"><text:toc-mark-start text:id="IMark95308060" text:outline-level="2"/>Data Structures<text:toc-mark-end text:id="IMark95308060"/></text:p>
      <text:p text:style-name="P27"/>
      <text:p text:style-name="P27"><text:toc-mark-start text:id="IMark95308060" text:outline-level="3"/>params<text:toc-mark-end text:id="IMark95308060"/></text:p>
      <text:p text:style-name="P32"><text:tab/><text:span text:style-name="T6">Internal structure used by sys_req.</text:span></text:p>
      <text:p text:style-name="P31"/>
      <text:p text:style-name="P27"><text:toc-mark-start text:id="IMark95308060" text:outline-level="3"/>date_rec<text:toc-mark-end text:id="IMark95308060"/></text:p>
      <text:p text:style-name="P29"><text:tab/><text:span text:style-name="T7">Structure to hold month/day/year values for the system date.</text:span></text:p>
      <text:p text:style-name="P27"/>
      <text:p text:style-name="P22"><text:toc-mark-start text:id="IMark95308060" text:outline-level="1"/>Function Summary<text:toc-mark-end text:id="IMark95308060"/></text:p>
      <text:p text:style-name="P18"/>
      <text:p text:style-name="P28"><text:toc-mark-start text:id="IMark95308060" text:outline-level="2"/>int date()<text:toc-mark-end text:id="IMark95308060"/></text:p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<text:toc-mark-start text:id="IMark107922592" text:outline-level="3"/>Procedure Name:<text:toc-mark-end text:id="IMark107922592"/></text:p>
          </table:table-cell>
          <table:table-cell table:style-name="Table1.B1" office:value-type="string">
            <text:p text:style-name="P38">date</text:p>
          </table:table-cell>
        </table:table-row>
        <table:table-row>
          <table:table-cell table:style-name="Table1.A2" office:value-type="string">
            <text:p text:style-name="P37"><text:toc-mark-start text:id="IMark107922592" text:outline-level="3"/>Parameters:<text:toc-mark-end text:id="IMark107922592"/></text:p>
          </table:table-cell>
          <table:table-cell table:style-name="Table1.B2" office:value-type="string">
            <text:p text:style-name="P38">N/A</text:p>
          </table:table-cell>
        </table:table-row>
        <table:table-row>
          <table:table-cell table:style-name="Table1.A2" office:value-type="string">
            <text:p text:style-name="P37"><text:toc-mark-start text:id="IMark107922592" text:outline-level="3"/>Return<text:toc-mark-end text:id="IMark107922592"/>:</text:p>
          </table:table-cell>
          <table:table-cell table:style-name="Table1.B2" office:value-type="string">
            <text:p text:style-name="P38">err – an integer error code </text:p>
          </table:table-cell>
        </table:table-row>
        <table:table-row>
          <table:table-cell table:style-name="Table1.A2" office:value-type="string">
            <text:p text:style-name="P37"><text:toc-mark-start text:id="IMark107922592" text:outline-level="3"/>Procedures Called:<text:toc-mark-end text:id="IMark107922592"/></text:p>
          </table:table-cell>
          <table:table-cell table:style-name="Table1.B2" office:value-type="string">
            <text:p text:style-name="P34"><text:span text:style-name="T3">sys_get_date, sys_req, atoi, err_hand, valid_date, sys_set_date</text:span></text:p>
          </table:table-cell>
        </table:table-row>
        <table:table-row>
          <table:table-cell table:style-name="Table1.A2" office:value-type="string">
            <text:p text:style-name="P37"><text:toc-mark-start text:id="IMark107922592" text:outline-level="3"/>Globals Used:<text:toc-mark-end text:id="IMark107922592"/></text:p>
          </table:table-cell>
          <table:table-cell table:style-name="Table1.B2" office:value-type="string">
            <text:p text:style-name="P38">N/A</text:p>
          </table:table-cell>
        </table:table-row>
        <table:table-row>
          <table:table-cell table:style-name="Table1.A2" office:value-type="string">
            <text:p text:style-name="P37"><text:toc-mark-start text:id="IMark107922592" text:outline-level="3"/>Description/Purpose:<text:toc-mark-end text:id="IMark107922592"/></text:p>
          </table:table-cell>
          <table:table-cell table:style-name="Table1.B2" office:value-type="string">
            <text:p text:style-name="P34"><text:span text:style-name="T3">displays the current date in MM/DD/YYYY format. It then asks the user if s/he wants to set a new date. If so, it asks for a new year, then a new month, and lastly a new day. Determines date validity.</text:span></text:p>
          </table:table-cell>
        </table:table-row>
      </table:table>
      <text:p text:style-name="P24"/>
      <text:p text:style-name="P28"><text:toc-mark-start text:id="IMark95308060" text:outline-level="2"/>int help()<text:toc-mark-end text:id="IMark95308060"/></text:p>
      <text:p text:style-name="P2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<text:toc-mark-start text:id="IMark107922592" text:outline-level="3"/>Procedure Name:<text:toc-mark-end text:id="IMark107922592"/></text:p>
          </table:table-cell>
          <table:table-cell table:style-name="Table2.B1" office:value-type="string">
            <text:p text:style-name="P38">help</text:p>
          </table:table-cell>
        </table:table-row>
        <table:table-row>
          <table:table-cell table:style-name="Table2.A2" office:value-type="string">
            <text:p text:style-name="P37"><text:toc-mark-start text:id="IMark107922592" text:outline-level="3"/>Parameters:<text:toc-mark-end text:id="IMark107922592"/></text:p>
          </table:table-cell>
          <table:table-cell table:style-name="Table2.B2" office:value-type="string">
            <text:p text:style-name="P38">N/A</text:p>
          </table:table-cell>
        </table:table-row>
        <table:table-row>
          <table:table-cell table:style-name="Table2.A2" office:value-type="string">
            <text:p text:style-name="P37"><text:toc-mark-start text:id="IMark107922592" text:outline-level="3"/>Return<text:toc-mark-end text:id="IMark107922592"/>:</text:p>
          </table:table-cell>
          <table:table-cell table:style-name="Table2.B2" office:value-type="string">
            <text:p text:style-name="P38">err – an integer error code </text:p>
          </table:table-cell>
        </table:table-row>
        <table:table-row>
          <table:table-cell table:style-name="Table2.A2" office:value-type="string">
            <text:p text:style-name="P37"><text:toc-mark-start text:id="IMark107922592" text:outline-level="3"/>Procedures Called:<text:toc-mark-end text:id="IMark107922592"/></text:p>
          </table:table-cell>
          <table:table-cell table:style-name="Table2.B2" office:value-type="string">
            <text:p text:style-name="P34"><text:span text:style-name="T3">sys_req, err_hand, trim, strcat, fopen, fgets, fclose</text:span></text:p>
          </table:table-cell>
        </table:table-row>
        <table:table-row>
          <table:table-cell table:style-name="Table2.A2" office:value-type="string">
            <text:p text:style-name="P37"><text:toc-mark-start text:id="IMark107922592" text:outline-level="3"/>Globals Used:<text:toc-mark-end text:id="IMark107922592"/></text:p>
          </table:table-cell>
          <table:table-cell table:style-name="Table2.B2" office:value-type="string">
            <text:p text:style-name="P38">Fcns, err</text:p>
          </table:table-cell>
        </table:table-row>
        <table:table-row>
          <table:table-cell table:style-name="Table2.A2" office:value-type="string">
            <text:p text:style-name="P37"><text:toc-mark-start text:id="IMark107922592" text:outline-level="3"/>Description/Purpose:<text:toc-mark-end text:id="IMark107922592"/></text:p>
          </table:table-cell>
          <table:table-cell table:style-name="Table2.B2" office:value-type="string">
            <text:p text:style-name="P34"><text:span text:style-name="T3">displays a list of available functions and a short description of each. <text:s/>It then asks the user to input a function name if s/he wants a more </text:span><text:soft-page-break/><text:span text:style-name="T3">detailed description</text:span></text:p>
          </table:table-cell>
        </table:table-row>
      </table:table>
      <text:p text:style-name="P24"><text:span text:style-name="T2"/></text:p>
      <text:p text:style-name="P28"><text:toc-mark-start text:id="IMark95308060" text:outline-level="2"/>int valid_date(int, int, int)<text:toc-mark-end text:id="IMark95308060"/></text:p>
      <text:p text:style-name="P2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<text:toc-mark-start text:id="IMark107922592" text:outline-level="3"/>Procedure Name:<text:toc-mark-end text:id="IMark107922592"/></text:p>
          </table:table-cell>
          <table:table-cell table:style-name="Table3.B1" office:value-type="string">
            <text:p text:style-name="P38">valid_date</text:p>
          </table:table-cell>
        </table:table-row>
        <table:table-row>
          <table:table-cell table:style-name="Table3.A2" office:value-type="string">
            <text:p text:style-name="P37"><text:toc-mark-start text:id="IMark107922592" text:outline-level="3"/>Parameters<text:toc-mark-end text:id="IMark107922592"/>:</text:p>
          </table:table-cell>
          <table:table-cell table:style-name="Table3.B2" office:value-type="string">
            <text:p text:style-name="P34"><text:span text:style-name="T2">int yr representing the year, int mo representing the month, and int day representing the day</text:span></text:p>
          </table:table-cell>
        </table:table-row>
        <table:table-row>
          <table:table-cell table:style-name="Table3.A2" office:value-type="string">
            <text:p text:style-name="P37"><text:toc-mark-start text:id="IMark107922592" text:outline-level="3"/>Return<text:toc-mark-end text:id="IMark107922592"/>:</text:p>
          </table:table-cell>
          <table:table-cell table:style-name="Table3.B2" office:value-type="string">
            <text:p text:style-name="P38"><text:span text:style-name="T11">int - an integer that's 1 if the date is valid, 0 if not</text:span> </text:p>
          </table:table-cell>
        </table:table-row>
        <table:table-row>
          <table:table-cell table:style-name="Table3.A2" office:value-type="string">
            <text:p text:style-name="P37"><text:toc-mark-start text:id="IMark107922592" text:outline-level="3"/>Procedures Called:<text:toc-mark-end text:id="IMark107922592"/></text:p>
          </table:table-cell>
          <table:table-cell table:style-name="Table3.B2" office:value-type="string">
            <text:p text:style-name="P34"><text:span text:style-name="T3">N/A</text:span></text:p>
          </table:table-cell>
        </table:table-row>
        <table:table-row>
          <table:table-cell table:style-name="Table3.A2" office:value-type="string">
            <text:p text:style-name="P37"><text:toc-mark-start text:id="IMark107922592" text:outline-level="3"/>Globals Used:<text:toc-mark-end text:id="IMark107922592"/></text:p>
          </table:table-cell>
          <table:table-cell table:style-name="Table3.B2" office:value-type="string">
            <text:p text:style-name="P38">N/A</text:p>
          </table:table-cell>
        </table:table-row>
        <table:table-row>
          <table:table-cell table:style-name="Table3.A2" office:value-type="string">
            <text:p text:style-name="P37"><text:toc-mark-start text:id="IMark107922592" text:outline-level="3"/>Description/Purpose:<text:toc-mark-end text:id="IMark107922592"/></text:p>
          </table:table-cell>
          <table:table-cell table:style-name="Table3.B2" office:value-type="string">
            <text:p text:style-name="P34"><text:span text:style-name="T3">validates the date passed in, checking that the day is within the range allowed by the month. Accounts for leap years.</text:span></text:p>
          </table:table-cell>
        </table:table-row>
      </table:table>
      <text:p text:style-name="P24"/>
      <text:p text:style-name="P28"><text:toc-mark-start text:id="IMark95308060" text:outline-level="2"/>int init_r1(void)<text:toc-mark-end text:id="IMark95308060"/></text:p>
      <text:p text:style-name="P2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<text:toc-mark-start text:id="IMark107922592" text:outline-level="3"/>Procedure Name:<text:toc-mark-end text:id="IMark107922592"/></text:p>
          </table:table-cell>
          <table:table-cell table:style-name="Table4.B1" office:value-type="string">
            <text:p text:style-name="P38">init_r1</text:p>
          </table:table-cell>
        </table:table-row>
        <table:table-row>
          <table:table-cell table:style-name="Table4.A2" office:value-type="string">
            <text:p text:style-name="P37"><text:toc-mark-start text:id="IMark107922592" text:outline-level="3"/>Parameters:<text:toc-mark-end text:id="IMark107922592"/></text:p>
          </table:table-cell>
          <table:table-cell table:style-name="Table4.B2" office:value-type="string">
            <text:p text:style-name="P34"><text:span text:style-name="T2">N/A</text:span></text:p>
          </table:table-cell>
        </table:table-row>
        <table:table-row>
          <table:table-cell table:style-name="Table4.A2" office:value-type="string">
            <text:p text:style-name="P37"><text:toc-mark-start text:id="IMark107922592" text:outline-level="3"/>Return<text:toc-mark-end text:id="IMark107922592"/>:</text:p>
          </table:table-cell>
          <table:table-cell table:style-name="Table4.B2" office:value-type="string">
            <text:p text:style-name="P38"><text:span text:style-name="T11">err – an integer code (0 for now)</text:span> </text:p>
          </table:table-cell>
        </table:table-row>
        <table:table-row>
          <table:table-cell table:style-name="Table4.A2" office:value-type="string">
            <text:p text:style-name="P37"><text:toc-mark-start text:id="IMark107922592" text:outline-level="3"/>Procedures Called:<text:toc-mark-end text:id="IMark107922592"/></text:p>
          </table:table-cell>
          <table:table-cell table:style-name="Table4.B2" office:value-type="string">
            <text:p text:style-name="P34"><text:span text:style-name="T3">_getdcwd</text:span></text:p>
          </table:table-cell>
        </table:table-row>
        <table:table-row>
          <table:table-cell table:style-name="Table4.A2" office:value-type="string">
            <text:p text:style-name="P37"><text:toc-mark-start text:id="IMark107922592" text:outline-level="3"/>Globals Used:<text:toc-mark-end text:id="IMark107922592"/></text:p>
          </table:table-cell>
          <table:table-cell table:style-name="Table4.B2" office:value-type="string">
            <text:p text:style-name="P38">wd</text:p>
          </table:table-cell>
        </table:table-row>
        <table:table-row>
          <table:table-cell table:style-name="Table4.A2" office:value-type="string">
            <text:p text:style-name="P37"><text:toc-mark-start text:id="IMark107922592" text:outline-level="3"/>Description/Purpose:<text:toc-mark-end text:id="IMark107922592"/></text:p>
          </table:table-cell>
          <table:table-cell table:style-name="Table4.B2" office:value-type="string">
            <text:p text:style-name="P34"><text:span text:style-name="T3">finds the working directory and writes it to the global</text:span></text:p>
          </table:table-cell>
        </table:table-row>
      </table:table>
      <text:p text:style-name="P24"><text:s/></text:p>
      <text:p text:style-name="P28"><text:toc-mark-start text:id="IMark95308060" text:outline-level="2"/>int cleanup_r1(void)<text:toc-mark-end text:id="IMark95308060"/></text:p>
      <text:p text:style-name="P2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<text:toc-mark-start text:id="IMark107922592" text:outline-level="3"/>Procedure Name:<text:toc-mark-end text:id="IMark107922592"/></text:p>
          </table:table-cell>
          <table:table-cell table:style-name="Table5.B1" office:value-type="string">
            <text:p text:style-name="P38">cleanup_r1</text:p>
          </table:table-cell>
        </table:table-row>
        <table:table-row>
          <table:table-cell table:style-name="Table5.A2" office:value-type="string">
            <text:p text:style-name="P37"><text:toc-mark-start text:id="IMark107922592" text:outline-level="3"/>Parameters<text:toc-mark-end text:id="IMark107922592"/>:</text:p>
          </table:table-cell>
          <table:table-cell table:style-name="Table5.B2" office:value-type="string">
            <text:p text:style-name="P34"><text:span text:style-name="T2">N/A</text:span></text:p>
          </table:table-cell>
        </table:table-row>
        <table:table-row>
          <table:table-cell table:style-name="Table5.A2" office:value-type="string">
            <text:p text:style-name="P37"><text:toc-mark-start text:id="IMark107922592" text:outline-level="3"/>Return:<text:toc-mark-end text:id="IMark107922592"/></text:p>
          </table:table-cell>
          <table:table-cell table:style-name="Table5.B2" office:value-type="string">
            <text:p text:style-name="P38"><text:span text:style-name="T11">err – an integer code (0 for now)</text:span> </text:p>
          </table:table-cell>
        </table:table-row>
        <table:table-row>
          <table:table-cell table:style-name="Table5.A2" office:value-type="string">
            <text:p text:style-name="P37"><text:toc-mark-start text:id="IMark107922592" text:outline-level="3"/>Procedures Called:<text:toc-mark-end text:id="IMark107922592"/></text:p>
          </table:table-cell>
          <table:table-cell table:style-name="Table5.B2" office:value-type="string">
            <text:p text:style-name="P34"><text:span text:style-name="T3">N/A</text:span></text:p>
          </table:table-cell>
        </table:table-row>
        <table:table-row>
          <table:table-cell table:style-name="Table5.A2" office:value-type="string">
            <text:p text:style-name="P37"><text:toc-mark-start text:id="IMark107922592" text:outline-level="3"/>Globals Used:<text:toc-mark-end text:id="IMark107922592"/></text:p>
          </table:table-cell>
          <table:table-cell table:style-name="Table5.B2" office:value-type="string">
            <text:p text:style-name="P38">N/A</text:p>
          </table:table-cell>
        </table:table-row>
        <table:table-row>
          <table:table-cell table:style-name="Table5.A2" office:value-type="string">
            <text:p text:style-name="P37"><text:toc-mark-start text:id="IMark107922592" text:outline-level="3"/>Description/Purpose:<text:toc-mark-end text:id="IMark107922592"/></text:p>
          </table:table-cell>
          <table:table-cell table:style-name="Table5.B2" office:value-type="string">
            <text:p text:style-name="P34"><text:span text:style-name="T3">no purpose for now</text:span></text:p>
          </table:table-cell>
        </table:table-row>
      </table:table>
      <text:p text:style-name="P24"><text:s/></text:p>
      <text:p text:style-name="P28"><text:toc-mark-start text:id="IMark95308060" text:outline-level="2"/>void toLowerCase(char [])<text:toc-mark-end text:id="IMark95308060"/></text:p>
      <text:p text:style-name="P2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7"><text:toc-mark-start text:id="IMark107922592" text:outline-level="3"/>Procedure Name:<text:toc-mark-end text:id="IMark107922592"/></text:p>
          </table:table-cell>
          <table:table-cell table:style-name="Table6.B1" office:value-type="string">
            <text:p text:style-name="P38">toLowerCase</text:p>
          </table:table-cell>
        </table:table-row>
        <table:table-row>
          <table:table-cell table:style-name="Table6.A2" office:value-type="string">
            <text:p text:style-name="P37"><text:toc-mark-start text:id="IMark107922592" text:outline-level="3"/>Parameters:<text:toc-mark-end text:id="IMark107922592"/></text:p>
          </table:table-cell>
          <table:table-cell table:style-name="Table6.B2" office:value-type="string">
            <text:p text:style-name="P34"><text:span text:style-name="T2">str character array called str that is to be </text:span><text:soft-page-break/><text:span text:style-name="T2">lowered in case</text:span></text:p>
          </table:table-cell>
        </table:table-row>
        <table:table-row>
          <table:table-cell table:style-name="Table6.A2" office:value-type="string">
            <text:p text:style-name="P37"><text:toc-mark-start text:id="IMark107922592" text:outline-level="3"/>Return<text:toc-mark-end text:id="IMark107922592"/>:</text:p>
          </table:table-cell>
          <table:table-cell table:style-name="Table6.B2" office:value-type="string">
            <text:p text:style-name="P39">N/A</text:p>
          </table:table-cell>
        </table:table-row>
        <table:table-row>
          <table:table-cell table:style-name="Table6.A2" office:value-type="string">
            <text:p text:style-name="P37"><text:toc-mark-start text:id="IMark107922592" text:outline-level="3"/>Procedures Called:<text:toc-mark-end text:id="IMark107922592"/></text:p>
          </table:table-cell>
          <table:table-cell table:style-name="Table6.B2" office:value-type="string">
            <text:p text:style-name="P34"><text:span text:style-name="T3">tolower</text:span></text:p>
          </table:table-cell>
        </table:table-row>
        <table:table-row>
          <table:table-cell table:style-name="Table6.A2" office:value-type="string">
            <text:p text:style-name="P37"><text:toc-mark-start text:id="IMark107922592" text:outline-level="3"/>Globals Used:<text:toc-mark-end text:id="IMark107922592"/></text:p>
          </table:table-cell>
          <table:table-cell table:style-name="Table6.B2" office:value-type="string">
            <text:p text:style-name="P38">N/A</text:p>
          </table:table-cell>
        </table:table-row>
        <table:table-row>
          <table:table-cell table:style-name="Table6.A2" office:value-type="string">
            <text:p text:style-name="P37"><text:toc-mark-start text:id="IMark107922592" text:outline-level="3"/>Description/Purpose:<text:toc-mark-end text:id="IMark107922592"/></text:p>
          </table:table-cell>
          <table:table-cell table:style-name="Table6.B2" office:value-type="string">
            <text:p text:style-name="P34"><text:span text:style-name="T3">converts the input string to all lowercase</text:span></text:p>
          </table:table-cell>
        </table:table-row>
      </table:table>
      <text:p text:style-name="P24"><text:s/></text:p>
      <text:p text:style-name="P28"><text:toc-mark-start text:id="IMark95308060" text:outline-level="2"/>void err_hand(int)<text:toc-mark-end text:id="IMark95308060"/></text:p>
      <text:p text:style-name="P2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7"><text:toc-mark-start text:id="IMark107922592" text:outline-level="3"/>Procedure Name:<text:toc-mark-end text:id="IMark107922592"/></text:p>
          </table:table-cell>
          <table:table-cell table:style-name="Table7.B1" office:value-type="string">
            <text:p text:style-name="P38">err_hand</text:p>
          </table:table-cell>
        </table:table-row>
        <table:table-row>
          <table:table-cell table:style-name="Table7.A2" office:value-type="string">
            <text:p text:style-name="P37"><text:toc-mark-start text:id="IMark107922592" text:outline-level="3"/>Parameters:<text:toc-mark-end text:id="IMark107922592"/></text:p>
          </table:table-cell>
          <table:table-cell table:style-name="Table7.B2" office:value-type="string">
            <text:p text:style-name="P34"><text:span text:style-name="T2">Err – an integer err_code that corresponds to a textual error</text:span></text:p>
          </table:table-cell>
        </table:table-row>
        <table:table-row>
          <table:table-cell table:style-name="Table7.A2" office:value-type="string">
            <text:p text:style-name="P37"><text:toc-mark-start text:id="IMark107922592" text:outline-level="3"/>Return:<text:toc-mark-end text:id="IMark107922592"/></text:p>
          </table:table-cell>
          <table:table-cell table:style-name="Table7.B2" office:value-type="string">
            <text:p text:style-name="P39">N/A</text:p>
          </table:table-cell>
        </table:table-row>
        <table:table-row>
          <table:table-cell table:style-name="Table7.A2" office:value-type="string">
            <text:p text:style-name="P37"><text:toc-mark-start text:id="IMark107922592" text:outline-level="3"/>Procedures Called:<text:toc-mark-end text:id="IMark107922592"/></text:p>
          </table:table-cell>
          <table:table-cell table:style-name="Table7.B2" office:value-type="string">
            <text:p text:style-name="P34"><text:span text:style-name="T3">printf</text:span></text:p>
          </table:table-cell>
        </table:table-row>
        <table:table-row>
          <table:table-cell table:style-name="Table7.A2" office:value-type="string">
            <text:p text:style-name="P37"><text:toc-mark-start text:id="IMark107922592" text:outline-level="3"/>Globals Used:<text:toc-mark-end text:id="IMark107922592"/></text:p>
          </table:table-cell>
          <table:table-cell table:style-name="Table7.B2" office:value-type="string">
            <text:p text:style-name="P38">N/A</text:p>
          </table:table-cell>
        </table:table-row>
        <table:table-row>
          <table:table-cell table:style-name="Table7.A2" office:value-type="string">
            <text:p text:style-name="P37"><text:toc-mark-start text:id="IMark107922592" text:outline-level="3"/>Description/Purpose:<text:toc-mark-end text:id="IMark107922592"/></text:p>
          </table:table-cell>
          <table:table-cell table:style-name="Table7.B2" office:value-type="string">
            <text:p text:style-name="P34"><text:span text:style-name="T3">prints out an error message based on the error code passed in</text:span></text:p>
          </table:table-cell>
        </table:table-row>
      </table:table>
      <text:p text:style-name="P30"/>
      <text:p text:style-name="P1"><text:toc-mark-start text:id="IMark95308060" text:outline-level="2"/>int comhan()<text:toc-mark-end text:id="IMark95308060"/></text:p>
      <text:p text:style-name="P2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7"><text:toc-mark-start text:id="IMark107922592" text:outline-level="3"/>Procedure Name:<text:toc-mark-end text:id="IMark107922592"/></text:p>
          </table:table-cell>
          <table:table-cell table:style-name="Table8.B1" office:value-type="string">
            <text:p text:style-name="P38">comhan</text:p>
          </table:table-cell>
        </table:table-row>
        <table:table-row>
          <table:table-cell table:style-name="Table8.A2" office:value-type="string">
            <text:p text:style-name="P37"><text:toc-mark-start text:id="IMark107922592" text:outline-level="3"/>Parameters<text:toc-mark-end text:id="IMark107922592"/>:</text:p>
          </table:table-cell>
          <table:table-cell table:style-name="Table8.B2" office:value-type="string">
            <text:p text:style-name="P34"><text:span text:style-name="T2">N/A</text:span></text:p>
          </table:table-cell>
        </table:table-row>
        <table:table-row>
          <table:table-cell table:style-name="Table8.A2" office:value-type="string">
            <text:p text:style-name="P37"><text:toc-mark-start text:id="IMark107922592" text:outline-level="3"/>Return<text:toc-mark-end text:id="IMark107922592"/>:</text:p>
          </table:table-cell>
          <table:table-cell table:style-name="Table8.B2" office:value-type="string">
            <text:p text:style-name="P39">an integer that is 0 if successful (which it always is)</text:p>
          </table:table-cell>
        </table:table-row>
        <table:table-row>
          <table:table-cell table:style-name="Table8.A2" office:value-type="string">
            <text:p text:style-name="P37"><text:toc-mark-start text:id="IMark107922592" text:outline-level="3"/>Procedures Called:<text:toc-mark-end text:id="IMark107922592"/></text:p>
          </table:table-cell>
          <table:table-cell table:style-name="Table8.B2" office:value-type="string">
            <text:p text:style-name="P8"><text:span text:style-name="T3">memset, sys_req, trim, strncmp, help, err_hand, date, disp_dir, terminate_mpx </text:span></text:p>
          </table:table-cell>
        </table:table-row>
        <table:table-row>
          <table:table-cell table:style-name="Table8.A2" office:value-type="string">
            <text:p text:style-name="P37"><text:toc-mark-start text:id="IMark107922592" text:outline-level="3"/>Globals Used:<text:toc-mark-end text:id="IMark107922592"/></text:p>
          </table:table-cell>
          <table:table-cell table:style-name="Table8.B2" office:value-type="string">
            <text:p text:style-name="P38">Err, fcns</text:p>
          </table:table-cell>
        </table:table-row>
        <table:table-row>
          <table:table-cell table:style-name="Table8.A2" office:value-type="string">
            <text:p text:style-name="P37"><text:toc-mark-start text:id="IMark107922592" text:outline-level="3"/>Description/Purpose:<text:toc-mark-end text:id="IMark107922592"/></text:p>
          </table:table-cell>
          <table:table-cell table:style-name="Table8.B2" office:value-type="string">
            <text:p text:style-name="P8"><text:span text:style-name="T3">comhan is the heart of the R1 module. It runs the central loop of the command <text:s text:c="2"/>handler. <text:s/>It accepts commands entered by the user, analyzes them, and calls the proper functions. <text:s/>It also receives all error codes returned by the functions, passing them to the error handler. </text:span></text:p>
          </table:table-cell>
        </table:table-row>
      </table:table>
      <text:p text:style-name="P33"/>
      <text:p text:style-name="P1"><text:toc-mark-start text:id="IMark95308060" text:outline-level="2"/>int disp_dir()<text:toc-mark-end text:id="IMark95308060"/></text:p>
      <text:p text:style-name="P2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7"><text:toc-mark-start text:id="IMark107922592" text:outline-level="3"/>Procedure Name:<text:toc-mark-end text:id="IMark107922592"/></text:p>
          </table:table-cell>
          <table:table-cell table:style-name="Table9.B1" office:value-type="string">
            <text:p text:style-name="P38">disp_dir</text:p>
          </table:table-cell>
        </table:table-row>
        <table:table-row>
          <table:table-cell table:style-name="Table9.A2" office:value-type="string">
            <text:p text:style-name="P37"><text:toc-mark-start text:id="IMark107922592" text:outline-level="3"/>Parameters:<text:toc-mark-end text:id="IMark107922592"/></text:p>
          </table:table-cell>
          <table:table-cell table:style-name="Table9.B2" office:value-type="string">
            <text:p text:style-name="P34"><text:span text:style-name="T2">N/A</text:span></text:p>
          </table:table-cell>
        </table:table-row>
        <table:table-row>
          <table:table-cell table:style-name="Table9.A2" office:value-type="string">
            <text:p text:style-name="P37"><text:toc-mark-start text:id="IMark107922592" text:outline-level="3"/>Return:<text:toc-mark-end text:id="IMark107922592"/></text:p>
          </table:table-cell>
          <table:table-cell table:style-name="Table9.B2" office:value-type="string">
            <text:p text:style-name="P39">err – an integer code</text:p>
          </table:table-cell>
        </table:table-row>
        <table:table-row>
          <table:table-cell table:style-name="Table9.A2" office:value-type="string">
            <text:p text:style-name="P37"><text:toc-mark-start text:id="IMark107922592" text:outline-level="3"/>Procedures Called:<text:toc-mark-end text:id="IMark107922592"/></text:p>
          </table:table-cell>
          <table:table-cell table:style-name="Table9.B2" office:value-type="string">
            <text:p text:style-name="P8"><text:span text:style-name="T3">memset, sys_open_dir, sys_get_entry, </text:span><text:soft-page-break/><text:span text:style-name="T3">sys_close_dir</text:span><text:span text:style-name="T5"> </text:span><text:span text:style-name="T3"><text:s/></text:span></text:p>
          </table:table-cell>
        </table:table-row>
        <table:table-row>
          <table:table-cell table:style-name="Table9.A2" office:value-type="string">
            <text:p text:style-name="P37"><text:toc-mark-start text:id="IMark107922592" text:outline-level="3"/>Globals Used:<text:toc-mark-end text:id="IMark107922592"/></text:p>
          </table:table-cell>
          <table:table-cell table:style-name="Table9.B2" office:value-type="string">
            <text:p text:style-name="P38">var err</text:p>
          </table:table-cell>
        </table:table-row>
        <table:table-row>
          <table:table-cell table:style-name="Table9.A2" office:value-type="string">
            <text:p text:style-name="P37"><text:toc-mark-start text:id="IMark107922592" text:outline-level="3"/>Description/Purpose:<text:toc-mark-end text:id="IMark107922592"/></text:p>
          </table:table-cell>
          <table:table-cell table:style-name="Table9.B2" office:value-type="string">
            <text:p text:style-name="P2"><text:span text:style-name="T11">disp_dir neatly prints a list of .mpx files found in the MPXFILES folder as well as their sizes in bytes.</text:span><text:span text:style-name="T3"> </text:span></text:p>
          </table:table-cell>
        </table:table-row>
      </table:table>
      <text:p text:style-name="P33"/>
      <text:p text:style-name="P1"><text:toc-mark-start text:id="IMark95308060" text:outline-level="2"/>void terminate_mpx()<text:toc-mark-end text:id="IMark95308060"/></text:p>
      <text:p text:style-name="P2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7"><text:toc-mark-start text:id="IMark107922592" text:outline-level="3"/>Procedure Name:<text:toc-mark-end text:id="IMark107922592"/></text:p>
          </table:table-cell>
          <table:table-cell table:style-name="Table10.B1" office:value-type="string">
            <text:p text:style-name="P38">terminate_mpx</text:p>
          </table:table-cell>
        </table:table-row>
        <table:table-row>
          <table:table-cell table:style-name="Table10.A2" office:value-type="string">
            <text:p text:style-name="P37"><text:toc-mark-start text:id="IMark107922592" text:outline-level="3"/>Parameters:<text:toc-mark-end text:id="IMark107922592"/></text:p>
          </table:table-cell>
          <table:table-cell table:style-name="Table10.B2" office:value-type="string">
            <text:p text:style-name="P38">N/A</text:p>
          </table:table-cell>
        </table:table-row>
        <table:table-row>
          <table:table-cell table:style-name="Table10.A2" office:value-type="string">
            <text:p text:style-name="P37"><text:toc-mark-start text:id="IMark107922592" text:outline-level="3"/>Return<text:toc-mark-end text:id="IMark107922592"/>:</text:p>
          </table:table-cell>
          <table:table-cell table:style-name="Table10.B2" office:value-type="string">
            <text:p text:style-name="P38">N/A </text:p>
          </table:table-cell>
        </table:table-row>
        <table:table-row>
          <table:table-cell table:style-name="Table10.A2" office:value-type="string">
            <text:p text:style-name="P37"><text:toc-mark-start text:id="IMark107922592" text:outline-level="3"/>Procedures Called:<text:toc-mark-end text:id="IMark107922592"/></text:p>
          </table:table-cell>
          <table:table-cell table:style-name="Table10.B2" office:value-type="string">
            <text:p text:style-name="P2"><text:span text:style-name="T11">memset, sys_req, err_hand, cleanup_r1, sys_exit</text:span><text:span text:style-name="T3"> </text:span></text:p>
          </table:table-cell>
        </table:table-row>
        <table:table-row>
          <table:table-cell table:style-name="Table10.A2" office:value-type="string">
            <text:p text:style-name="P37"><text:toc-mark-start text:id="IMark107922592" text:outline-level="3"/>Globals Used:<text:toc-mark-end text:id="IMark107922592"/></text:p>
          </table:table-cell>
          <table:table-cell table:style-name="Table10.B2" office:value-type="string">
            <text:p text:style-name="P38">var err</text:p>
          </table:table-cell>
        </table:table-row>
        <table:table-row>
          <table:table-cell table:style-name="Table10.A2" office:value-type="string">
            <text:p text:style-name="P37"><text:toc-mark-start text:id="IMark107922592" text:outline-level="3"/>Description/Purpose:<text:toc-mark-end text:id="IMark107922592"/></text:p>
          </table:table-cell>
          <table:table-cell table:style-name="Table10.B2" office:value-type="string">
            <text:p text:style-name="P8"><text:span text:style-name="T3">confirms that the user really wishes to terminate MPX. <text:s/>If yes, it cleans up and exits. If no, it tells the user such and returns.</text:span></text:p>
          </table:table-cell>
        </table:table-row>
      </table:table>
      <text:p text:style-name="P33"/>
      <text:p text:style-name="P1"><text:toc-mark-start text:id="IMark95308060" text:outline-level="2"/>void get_Version()<text:toc-mark-end text:id="IMark95308060"/></text:p>
      <text:p text:style-name="P28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7"><text:toc-mark-start text:id="IMark107922592" text:outline-level="3"/>Procedure Name:<text:toc-mark-end text:id="IMark107922592"/></text:p>
          </table:table-cell>
          <table:table-cell table:style-name="Table11.B1" office:value-type="string">
            <text:p text:style-name="P38">get_Version</text:p>
          </table:table-cell>
        </table:table-row>
        <table:table-row>
          <table:table-cell table:style-name="Table11.A2" office:value-type="string">
            <text:p text:style-name="P37"><text:toc-mark-start text:id="IMark107922592" text:outline-level="3"/>Parameters:<text:toc-mark-end text:id="IMark107922592"/></text:p>
          </table:table-cell>
          <table:table-cell table:style-name="Table11.B2" office:value-type="string">
            <text:p text:style-name="P38">N/A</text:p>
          </table:table-cell>
        </table:table-row>
        <table:table-row>
          <table:table-cell table:style-name="Table11.A2" office:value-type="string">
            <text:p text:style-name="P37"><text:toc-mark-start text:id="IMark107922592" text:outline-level="3"/>Return:<text:toc-mark-end text:id="IMark107922592"/></text:p>
          </table:table-cell>
          <table:table-cell table:style-name="Table11.B2" office:value-type="string">
            <text:p text:style-name="P38">N/A </text:p>
          </table:table-cell>
        </table:table-row>
        <table:table-row>
          <table:table-cell table:style-name="Table11.A2" office:value-type="string">
            <text:p text:style-name="P37"><text:toc-mark-start text:id="IMark107922592" text:outline-level="3"/>Procedures Called:<text:toc-mark-end text:id="IMark107922592"/></text:p>
          </table:table-cell>
          <table:table-cell table:style-name="Table11.B2" office:value-type="string">
            <text:p text:style-name="P2"><text:span text:style-name="T11">printf</text:span><text:span text:style-name="T3"> </text:span></text:p>
          </table:table-cell>
        </table:table-row>
        <table:table-row>
          <table:table-cell table:style-name="Table11.A2" office:value-type="string">
            <text:p text:style-name="P37"><text:toc-mark-start text:id="IMark107922592" text:outline-level="3"/>Globals Used:<text:toc-mark-end text:id="IMark107922592"/></text:p>
          </table:table-cell>
          <table:table-cell table:style-name="Table11.B2" office:value-type="string">
            <text:p text:style-name="P38">N/A</text:p>
          </table:table-cell>
        </table:table-row>
        <table:table-row>
          <table:table-cell table:style-name="Table11.A2" office:value-type="string">
            <text:p text:style-name="P37"><text:toc-mark-start text:id="IMark107922592" text:outline-level="3"/>Description/Purpose:<text:toc-mark-end text:id="IMark107922592"/></text:p>
          </table:table-cell>
          <table:table-cell table:style-name="Table11.B2" office:value-type="string">
            <text:p text:style-name="P8"><text:span text:style-name="T3">Simply prints a single line with the version constant</text:span></text:p>
          </table:table-cell>
        </table:table-row>
      </table:table>
      <text:p text:style-name="P33"/>
      <text:p text:style-name="P1"><text:toc-mark-start text:id="IMark95308060" text:outline-level="2"/>void trim(char ary[BIGBUFF])<text:toc-mark-end text:id="IMark95308060"/></text:p>
      <text:p text:style-name="P2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7"><text:toc-mark-start text:id="IMark107922592" text:outline-level="3"/>Procedure Name:<text:toc-mark-end text:id="IMark107922592"/></text:p>
          </table:table-cell>
          <table:table-cell table:style-name="Table12.B1" office:value-type="string">
            <text:p text:style-name="P38">trim</text:p>
          </table:table-cell>
        </table:table-row>
        <table:table-row>
          <table:table-cell table:style-name="Table12.A2" office:value-type="string">
            <text:p text:style-name="P37"><text:toc-mark-start text:id="IMark107922592" text:outline-level="3"/>Parameters<text:toc-mark-end text:id="IMark107922592"/>:</text:p>
          </table:table-cell>
          <table:table-cell table:style-name="Table12.B2" office:value-type="string">
            <text:p text:style-name="P38">ary is a character array that holds the string to be trimmed</text:p>
          </table:table-cell>
        </table:table-row>
        <table:table-row>
          <table:table-cell table:style-name="Table12.A2" office:value-type="string">
            <text:p text:style-name="P37"><text:s/><text:toc-mark-start text:id="IMark107922592" text:outline-level="3"/><text:toc-mark-start text:id="IMark115246564" text:outline-level="3"/>Return<text:toc-mark-end text:id="IMark115246564"/>:<text:toc-mark-end text:id="IMark107922592"/></text:p>
          </table:table-cell>
          <table:table-cell table:style-name="Table12.B2" office:value-type="string">
            <text:p text:style-name="P38">N/A </text:p>
          </table:table-cell>
        </table:table-row>
        <table:table-row>
          <table:table-cell table:style-name="Table12.A2" office:value-type="string">
            <text:p text:style-name="P37"><text:toc-mark-start text:id="IMark107922592" text:outline-level="3"/>Procedures Called:<text:toc-mark-end text:id="IMark107922592"/></text:p>
          </table:table-cell>
          <table:table-cell table:style-name="Table12.B2" office:value-type="string">
            <text:p text:style-name="P2"><text:span text:style-name="T11">isspace</text:span></text:p>
          </table:table-cell>
        </table:table-row>
        <table:table-row>
          <table:table-cell table:style-name="Table12.A2" office:value-type="string">
            <text:p text:style-name="P37"><text:toc-mark-start text:id="IMark107922592" text:outline-level="3"/>Globals Used:<text:toc-mark-end text:id="IMark107922592"/></text:p>
          </table:table-cell>
          <table:table-cell table:style-name="Table12.B2" office:value-type="string">
            <text:p text:style-name="P38">N/A</text:p>
          </table:table-cell>
        </table:table-row>
        <table:table-row>
          <table:table-cell table:style-name="Table12.A2" office:value-type="string">
            <text:p text:style-name="P37"><text:toc-mark-start text:id="IMark107922592" text:outline-level="3"/>Description/Purpose:<text:toc-mark-end text:id="IMark107922592"/></text:p>
          </table:table-cell>
          <table:table-cell table:style-name="Table12.B2" office:value-type="string">
            <text:p text:style-name="P8"><text:span text:style-name="T3">trims all white space AND newlines from the </text:span><text:soft-page-break/><text:span text:style-name="T3">entirety of the string passed in</text:span></text:p>
          </table:table-cell>
        </table:table-row>
      </table:table>
      <text:p text:style-name="P30"/>
      <text:p text:style-name="P30"/>
      <text:p text:style-name="P20"><text:toc-mark-start text:id="IMark95308060" text:outline-level="1"/>Data Structures<text:toc-mark-end text:id="IMark95308060"/></text:p>
      <text:p text:style-name="P26"><text:tab/><text:span text:style-name="T2">Holds parameters for use in the sys_req function of mpx_supt.c.</text:span></text:p>
      <text:p text:style-name="P26"/>
      <text:p text:style-name="P19"><text:toc-mark-start text:id="IMark95308060" text:outline-level="2"/>params<text:toc-mark-end text:id="IMark95308060"/></text:p>
      <text:p text:style-name="P29"/>
      <text:p text:style-name="P10">typedef struct params {</text:p>
      <text:p text:style-name="P10"><text:tab/>int <text:s text:c="5"/>op_code;</text:p>
      <text:p text:style-name="P10"><text:tab/>int <text:s text:c="5"/>device_id;</text:p>
      <text:p text:style-name="P10"><text:tab/>char <text:s text:c="4"/>*buf_p;</text:p>
      <text:p text:style-name="P10"><text:tab/>int <text:s text:c="5"/>*count_p;</text:p>
      <text:p text:style-name="P10"><text:tab/>} params;</text:p>
      <text:p text:style-name="P10"/>
      <text:p text:style-name="P10"/>
      <text:p text:style-name="P11"><text:toc-mark-start text:id="IMark95308060" text:outline-level="3"/>Attributes<text:toc-mark-end text:id="IMark95308060"/></text:p>
      <text:p text:style-name="P11"/>
      <text:p text:style-name="P12"><text:toc-mark-start text:id="IMark95308060" text:outline-level="4"/>int op_code<text:toc-mark-end text:id="IMark95308060"/></text:p>
      <text:p text:style-name="P15"><text:tab/>An integer representing the operation type: IDLE, READ, WRITE, CLEAR, GOTOXY, EXIT</text:p>
      <text:p text:style-name="P10"/>
      <text:p text:style-name="P12"><text:toc-mark-start text:id="IMark95308060" text:outline-level="4"/>int device_id<text:toc-mark-end text:id="IMark95308060"/></text:p>
      <text:p text:style-name="P10"><text:tab/><text:span text:style-name="T6">An integer representing the device type: TERMINAL, COM_PORT, PRINTER</text:span></text:p>
      <text:p text:style-name="P10"/>
      <text:p text:style-name="P12"><text:toc-mark-start text:id="IMark95308060" text:outline-level="4"/>char *buf_p<text:toc-mark-end text:id="IMark95308060"/></text:p>
      <text:p text:style-name="P10"><text:tab/><text:span text:style-name="T6">A character buffer for data input and output.</text:span></text:p>
      <text:p text:style-name="P10"/>
      <text:p text:style-name="P12"><text:toc-mark-start text:id="IMark95308060" text:outline-level="4"/>int <text:s/>*count_p<text:toc-mark-end text:id="IMark95308060"/></text:p>
      <text:p text:style-name="P10"><text:tab/><text:span text:style-name="T6">A pointer to an integer representing the size of the character buffer.</text:span></text:p>
      <text:p text:style-name="P10"/>
      <text:p text:style-name="P11"><text:toc-mark-start text:id="IMark95308060" text:outline-level="2"/>DATE_REC<text:toc-mark-end text:id="IMark95308060"/></text:p>
      <text:p text:style-name="P13"><text:tab/>Holds a date for the set and get date methods of mpx_supt.c</text:p>
      <text:p text:style-name="P11"/>
      <text:p text:style-name="P10">typedef struct {</text:p>
      <text:p text:style-name="P10"><text:tab/>int month;</text:p>
      <text:p text:style-name="P10"><text:tab/>int day;</text:p>
      <text:p text:style-name="P10"><text:tab/>int year;</text:p>
      <text:p text:style-name="P10"><text:soft-page-break/><text:tab/>} date_rec;</text:p>
      <text:p text:style-name="P10"/>
      <text:p text:style-name="P10"/>
      <text:p text:style-name="P17"><text:toc-mark-start text:id="IMark95308060" text:outline-level="3"/>Attributes<text:toc-mark-end text:id="IMark95308060"/></text:p>
      <text:p text:style-name="P11"/>
      <text:p text:style-name="P12"><text:toc-mark-start text:id="IMark95308060" text:outline-level="4"/>int month<text:toc-mark-end text:id="IMark95308060"/></text:p>
      <text:p text:style-name="P10"><text:tab/><text:span text:style-name="T6">Integer representing the month.</text:span></text:p>
      <text:p text:style-name="P10"/>
      <text:p text:style-name="P12"><text:toc-mark-start text:id="IMark95308060" text:outline-level="4"/>int day<text:toc-mark-end text:id="IMark95308060"/></text:p>
      <text:p text:style-name="P14"><text:span text:style-name="T4"><text:tab/></text:span><text:span text:style-name="T8">Integer representing the day.</text:span></text:p>
      <text:p text:style-name="P10"/>
      <text:p text:style-name="P12"><text:toc-mark-start text:id="IMark95308060" text:outline-level="4"/>int year<text:toc-mark-end text:id="IMark95308060"/></text:p>
      <text:p text:style-name="P10"><text:tab/><text:span text:style-name="T6">Integer representing the year.</text:span></text:p>
      <text:p text:style-name="P10"/>
      <text:p text:style-name="P17"><text:toc-mark-start text:id="IMark95308060" text:outline-level="1"/>Global Variables<text:toc-mark-end text:id="IMark95308060"/></text:p>
      <text:p text:style-name="P13"/>
      <text:p text:style-name="P12"><text:toc-mark-start text:id="IMark95308060" text:outline-level="2"/>int err = 0;<text:toc-mark-end text:id="IMark95308060"/></text:p>
      <text:p text:style-name="P13"><text:tab/>Holds the error code for all of the functions.</text:p>
      <text:p text:style-name="P13"/>
      <text:p text:style-name="P12"><text:toc-mark-start text:id="IMark95308060" text:outline-level="2"/>char * fcns[7] = {"date\0","help\0","ver\0","dir\0","quit\0","list\0",NULL};<text:toc-mark-end text:id="IMark95308060"/></text:p>
      <text:p text:style-name="P13"><text:tab/>Holds the names of the valid commands as strings.</text:p>
      <text:p text:style-name="P13"/>
      <text:p text:style-name="P12"><text:toc-mark-start text:id="IMark95308060" text:outline-level="2"/>char wd[BIGBUFF*2] = {0};<text:toc-mark-end text:id="IMark95308060"/></text:p>
      <text:p text:style-name="P13"><text:tab/>String that holds the current working directory.</text:p>
      <text:p text:style-name="P13"/>
      <text:p text:style-name="P13"/>
      <text:p text:style-name="P16"><text:toc-mark-start text:id="IMark95308060" text:outline-level="1"/>Cross References<text:toc-mark-end text:id="IMark95308060"/></text:p>
      <text:p text:style-name="P12"/>
      <text:p text:style-name="P13"><text:tab/>comhan and init_r1 is called from main.</text:p>
      <text:p text:style-name="P13"/>
      <text:p text:style-name="P13"><text:tab/>terminate_mpx, get_Version, help, date, and disp_dir are all called from comhan.</text:p>
      <text:p text:style-name="P13"/>
      <text:p text:style-name="P13"><text:tab/>cleanup_r1 is called from terminate_mpx.</text:p>
      <text:p text:style-name="P13"/>
      <text:p text:style-name="P13"><text:tab/>toLowerCase and trim are called by comhan, terminate_mpx, help, and date.</text:p>
      <text:p text:style-name="P13"><text:soft-page-break/></text:p>
      <text:p text:style-name="P13"><text:tab/>err_hand is called by all function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alphabetical-index text:style-name="Sect1" text:protected="true" text:name="Alphabetical Index1">
        <text:alphabetical-index-source text:main-entry-style-name="Main_20_index_20_entry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<text:soft-page-break/>Alphabetical Index</text:p>
          </text:index-title>
          <text:p text:style-name="P41">cleanup_r1<text:tab/>6</text:p>
          <text:p text:style-name="P41">comhan<text:tab/>6</text:p>
          <text:p text:style-name="P41">command line<text:tab/>5</text:p>
          <text:p text:style-name="P41">date<text:tab/>6</text:p>
          <text:p text:style-name="P41">disp_dir<text:tab/>6</text:p>
          <text:p text:style-name="P41">err_hand<text:tab/>7</text:p>
          <text:p text:style-name="P41">help<text:tab/>6</text:p>
          <text:p text:style-name="P41">init_r1<text:tab/>6</text:p>
          <text:p text:style-name="P41">JAROS<text:tab/>5</text:p>
          <text:p text:style-name="P41">main<text:tab/>6</text:p>
          <text:p text:style-name="P41">MPX<text:tab/>5</text:p>
          <text:p text:style-name="P41">sys_alloc_mem<text:tab/>8</text:p>
          <text:p text:style-name="P41">sys_check_program<text:tab/>8</text:p>
          <text:p text:style-name="P41">sys_close_dir<text:tab/>8</text:p>
          <text:p text:style-name="P41">sys_exit<text:tab/>8</text:p>
          <text:p text:style-name="P41">sys_free_mem<text:tab/>8</text:p>
          <text:p text:style-name="P41">sys_get_date<text:tab/>8</text:p>
          <text:p text:style-name="P41">sys_get_entry<text:tab/>8</text:p>
          <text:p text:style-name="P41">sys_init<text:tab/>8</text:p>
          <text:p text:style-name="P41">sys_open_dir<text:tab/>8</text:p>
          <text:p text:style-name="P41">sys_req<text:tab/>8</text:p>
          <text:p text:style-name="P41">sys_set_date<text:tab/>8</text:p>
          <text:p text:style-name="P41">sys_set_vec<text:tab/>8</text:p>
          <text:p text:style-name="P41">terminate_mpx<text:tab/>6</text:p>
          <text:p text:style-name="P41">toLowerCase<text:tab/>6</text:p>
          <text:p text:style-name="P41">trim<text:tab/>6</text:p>
          <text:p text:style-name="P41">valid_date<text:tab/>6</text:p>
        </text:index-body>
      </text:alphabetical-index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lectron" svg:font-family="Electron"/>
    <style:font-face style:name="Electron2" svg:font-family="Electron" style:font-adornments="Bold"/>
    <style:font-face style:name="Tahoma1" svg:font-family="Tahoma"/>
    <style:font-face style:name="ヒラギノ角ゴ Pro W3" svg:font-family="'ヒラギノ角ゴ Pro W3'" style:font-family-generic="roman"/>
    <style:font-face style:name="Courier New" svg:font-family="'Courier New'" style:font-family-generic="modern" style:font-pitch="fixed"/>
    <style:font-face style:name="Electron1" svg:font-family="Electron" style:font-pitch="variable"/>
    <style:font-face style:name="Modern" svg:font-family="Modern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ee_20_Form_20_A" style:display-name="Free Form A" style:family="paragraph">
      <style:paragraph-properties fo:orphans="2" fo:widows="2"/>
      <style:text-properties fo:color="#000000" style:font-name="Times New Roman" fo:font-size="10pt" fo:language="zxx" fo:country="none" style:font-name-asian="ヒラギノ角ゴ Pro W3" style:font-size-asian="10pt" style:font-name-complex="Times New Roman" style:font-size-complex="10pt" style:language-complex="ar" style:country-complex="SA"/>
    </style:style>
    <style:style style:name="Body_20_A_20_A" style:display-name="Body A A" style:family="paragraph">
      <style:paragraph-properties fo:orphans="2" fo:widows="2" fo:hyphenation-ladder-count="no-limit"/>
      <style:text-properties fo:color="#000000" style:font-name="Helvetica" fo:font-size="12pt" fo:language="en" fo:country="US" style:font-name-asian="ヒラギノ角ゴ Pro W3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Electron2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roy Canady</meta:initial-creator>
    <meta:creation-date>2010-02-05T01:57:31.03</meta:creation-date>
    <dc:date>2010-02-08T16:35:54.11</dc:date>
    <dc:creator>Adam Trainer</dc:creator>
    <meta:editing-duration>PT02H36M09S</meta:editing-duration>
    <meta:editing-cycles>105</meta:editing-cycles>
    <meta:generator>OpenOffice.org/3.1$Win32 OpenOffice.org_project/310m19$Build-9420</meta:generator>
    <meta:document-statistic meta:table-count="12" meta:image-count="0" meta:object-count="0" meta:page-count="16" meta:paragraph-count="445" meta:word-count="1626" meta:character-count="10445"/>
  </office:meta>
</office:document-meta>
</file>